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mbria" svg:font-family="Cambria"/>
    <style:font-face style:name="Helvetica" svg:font-family="Helvetica"/>
  </office:font-face-decls>
  <office:automatic-styles>
    <style:style style:name="P1" style:family="paragraph" style:parent-style-name="Standard">
      <style:text-properties style:font-name="Cambria" fo:font-size="36.0pt" fo:color="#365f91"/>
    </style:style>
    <style:style style:name="P2" style:family="paragraph" style:parent-style-name="Standard">
      <style:paragraph-properties fo:text-align="center"/>
      <style:text-properties style:font-name="Cambria" fo:font-size="36.0pt" fo:color="#365f91"/>
    </style:style>
    <style:style style:name="P3" style:family="paragraph" style:parent-style-name="Standard">
      <style:paragraph-properties fo:text-align="center"/>
      <style:text-properties style:font-name="Cambria" fo:font-size="16.0pt" fo:color="#365f91"/>
    </style:style>
    <style:style style:name="P4" style:family="paragraph" style:parent-style-name="Standard">
      <style:text-properties style:font-name="Helvetica" fo:font-size="12.0pt"/>
    </style:style>
    <style:style style:name="P5" style:family="paragraph" style:parent-style-name="Standard">
      <style:paragraph-properties fo:margin-top="0.3333in" fo:margin-left="0.5000in" fo:text-indent="-0.5000in" fo:line-height="150%">
        <style:tab-stops>
          <style:tab-stop style:position="0.1528in"/>
          <style:tab-stop style:position="0.5000in"/>
        </style:tab-stops>
      </style:paragraph-properties>
      <style:text-properties style:font-name="Cambria" fo:font-size="24.0pt" fo:color="#365f91"/>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style:style>
    <style:style style:name="P7" style:family="paragraph" style:parent-style-name="Standard">
      <style:paragraph-properties fo:margin-bottom="0.0833in" fo:line-height="150%"/>
      <style:text-properties style:font-name="Helvetica" fo:font-size="12.0pt"/>
    </style:style>
    <style:style style:name="P8" style:family="paragraph" style:parent-style-name="Standard">
      <style:paragraph-properties fo:margin-top="0.3333in" fo:margin-left="0.5000in" fo:text-indent="-0.5000in">
        <style:tab-stops>
          <style:tab-stop style:position="0.1528in"/>
          <style:tab-stop style:position="0.5000in"/>
        </style:tab-stops>
      </style:paragraph-properties>
      <style:text-properties style:font-name="Cambria" fo:font-size="24.0pt" fo:color="#365f91"/>
    </style:style>
    <style:style style:name="P9" style:family="paragraph" style:parent-style-name="Standard">
      <style:paragraph-properties fo:margin-bottom="0.0833in"/>
      <style:text-properties style:font-name="Helvetica" fo:font-size="12.0pt"/>
    </style:style>
    <style:style style:name="P10"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Helvetica" fo:font-size="12.0pt"/>
    </style:style>
    <style:style style:name="P11" style:family="paragraph" style:parent-style-name="Standard">
      <style:paragraph-properties fo:margin-bottom="0.0833in" fo:margin-left="0.5000in" fo:text-indent="-0.5000in" fo:line-height="150%">
        <style:tab-stops>
          <style:tab-stop style:position="0.1528in"/>
          <style:tab-stop style:position="0.5000in"/>
        </style:tab-stops>
      </style:paragraph-properties>
      <style:text-properties style:font-name="Helvetica" fo:font-size="12.0pt"/>
    </style:style>
    <style:style style:name="P12" style:family="paragraph" style:parent-style-name="Standard">
      <style:paragraph-properties fo:margin-bottom="0.0833in" fo:margin-left="1.0000in" fo:text-indent="-1.0000in" fo:line-height="150%">
        <style:tab-stops>
          <style:tab-stop style:position="0.6528in"/>
          <style:tab-stop style:position="1.0000in"/>
        </style:tab-stops>
      </style:paragraph-properties>
      <style:text-properties style:font-name="Helvetica" fo:font-size="12.0pt"/>
    </style:style>
    <style:style style:name="P13" style:family="paragraph" style:parent-style-name="Standard">
      <style:paragraph-properties fo:margin-bottom="0.0833in" fo:margin-left="0.5000in" fo:line-height="150%"/>
      <style:text-properties style:font-name="Helvetica"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Blobs GDD</text:span></text:p>
      <text:p text:style-name="P3"><text:span text:style-name="T1">V0.1 / Vince McDonnell</text:span></text:p>
      <text:p text:style-name="P4"/>
      <text:p text:style-name="P4"/>
      <text:p text:style-name="P4"/>
      <text:list text:style-name="L1">
        <text:list-item>
          <text:p text:style-name="P5"><text:span text:style-name="T1">Game Overview</text:span></text:p>
        </text:list-item>
      </text:list>
      <text:p text:style-name="P4">Blobs is a game about <text:span text:style-name="T1">breeding</text:span><text:s/>creatures called blobs. Blobs use their unique abilities to quest and gain resources needed for breeding. You must keep breeding blobs to discover and acquire stronger blobs to overcome the difficult challenges ahead.</text:p>
      <text:p text:style-name="P4"/>
      <text:p text:style-name="P4">The game is a continuous quest to create the most effective blobs based on the player’s goals. This is done by selectively breeding two blobs who have desirable traits in hopes of coming out with a new blob the best traits of both parents. Occasionally <text:span text:style-name="T1">mutations</text:span><text:s/>will occur as a result of breeding. If a mutation can be stabilized, a new blob species is unlocked. This discovery element will be the main driving point of the game.</text:p>
      <text:p text:style-name="P4"/>
      <text:p text:style-name="P4">Inherited <text:span text:style-name="T1">traits</text:span><text:s/>can be physical traits to customize appearance like horns or spots, they can also be unique abilities that influence their effectiveness, both positively or negatively. For example “nimble” is a trait that might make the blob act quicker, and “lethargy” can cause blobs to accomplish missions a lot slower.</text:p>
      <text:p text:style-name="P4"/>
      <text:p text:style-name="P4">Blobs also <text:span text:style-name="T1">age</text:span>, they grow from infancy to old and eventually retire. Infant blobs need to tested to see their hidden traits as well as their designated occupation. Adult blobs are useful to accomplish missions and good for breeding as well. Retired blobs cannot mate or do missions, but instead can mentor active blobs. They may also be sent to heaven at the right season to <text:s/>yield very special resources, or by chance be reincarnated in an infant blob. <text:span text:style-name="T1">Reincarnated</text:span><text:s/>blobs retain their predecessor's name such as “Gregor ” to “Gregor II” and increase starting stats depending on the compatibility of the old blob and the infant.</text:p>
      <text:p text:style-name="P4"/>
      <text:p text:style-name="P4">Aging is based on real time, so blobs must always be busy doing missions to maximize their value. Blobs can also be sent to the <text:span text:style-name="T1">Village</text:span><text:s/>so that they age much slower and don't lose their value. Deactivated blobs however, cannot perform missions and instead contribute to the blob community by generating resources based on their designated occupation. <text:span text:style-name="T1">Occupations</text:span><text:s/>are given to blobs randomly at birth. They can be part of 4 main branches merchants, farmers, fighter, builders. Each will yield a different type of resource or add to a specific benefit.</text:p>
      <text:p text:style-name="P4"/>
      <text:p text:style-name="P4">The game has <text:span text:style-name="T1">seasons</text:span><text:s/>that determine what missions are available for blobs to perform. Some missions are always available and the more rare ones are seasonal.</text:p>
      <text:p text:style-name="P4"><text:span text:style-name="T1">Missions</text:span><text:s/>can be either foraging or adventuring. Foraging missions always yield resources and is usually consistent and reliable in its yield. Adventures are more fun and unpredictable in what reward you get, and in what perils the blob faces. Perils could range from spelunking to a boss battle. There are also teaser missions that cannot be done unless a specific trait (that the player will likely not have yet) is present. When a mission's duration is done. The player may view the result and see how the blob did. This sequence is done in an <text:span text:style-name="T2">interesting animated fashion</text:span>. Some missions like boss battles will require player to perform some skill based activity, ie tapping fast, or timed tapping.</text:p>
      <text:p text:style-name="P4"/>
      <text:p text:style-name="P4">Active Blobs are housed in the <text:span text:style-name="T1">castle</text:span>, inactive blobs go to the <text:span text:style-name="T1">village</text:span>. The castle is built with rooms where the blobs reside. There is a limit to how many blobs can be in a room. To keep more active blobs, the castle will need more rooms to be built. The village on the other hand is where all the inactive blobs reside, its represented as one giant zone that is full of blobs, there is a finite amount of blobs that can reside in the village. </text:p>
      <text:p text:style-name="P4"/>
      <text:p text:style-name="P4">The <text:span text:style-name="T1">breeding room</text:span><text:s/>is where blobs are bred. Controlling what blobs are grouped together is the only way the player can influence breeding. </text:p>
      <text:p text:style-name="P4"/>
      <text:p text:style-name="P4"/>
      <text:p text:style-name="P4"/>
      <text:list text:style-name="L1">
        <text:list-item>
          <text:p text:style-name="P5"><text:span text:style-name="T1">Guidelines to Keep in Mind</text:span></text:p>
        </text:list-item>
      </text:list>
      <text:p text:style-name="P4"><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4"/>
      <text:p text:style-name="P4"><text:span text:style-name="T1">Blend the Tutorial into the Game</text:span><text:s/>– Much like the guideline above. The actual tutorial will be embedded in the game and new features will be introduced on an as-needed-basis governed by the player's advancement in the game. See: <text:a xlink:type="simple" xlink:href="http://www.gdcvault.com/play/1015541/How-I-Got-My-Mom">http://www.gdcvault.com/play/1015541/How-I-Got-My-Mom</text:a></text:p>
      <text:p text:style-name="P4"/>
      <text:p text:style-name="P4"><text:span text:style-name="T1">Game scenes instead of ui menus</text:span><text:s/>– when possible and sensible, use the actual game to depict stuff that would otherwise belong in a menu. For example: </text:p>
      <text:list text:style-name="L1">
        <text:list-item>
          <text:p text:style-name="P6">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6">Zone navigation can be done through an illustrated map rather than a menu of buttons.</text:p>
        </text:list-item>
      </text:list>
      <text:p text:style-name="P4"/>
      <text:p text:style-name="P4"><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4"><text:span text:style-name="T1"/></text:p>
      <text:p text:style-name="P4"><text:span text:style-name="T1">See through menus</text:span><text:s/>–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4"/>
      <text:list text:style-name="L1">
        <text:list-item>
          <text:p text:style-name="P5"><text:span text:style-name="T1">Look and Feel</text:span></text:p>
        </text:list-item>
      </text:list>
      <text:p text:style-name="P7">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7">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7">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text:style-name="L1">
        <text:list-item>
          <text:p text:style-name="P8"><text:span text:style-name="T1">Multiplayer</text:span></text:p>
        </text:list-item>
      </text:list>
      <text:p text:style-name="P9"><text:span text:style-name="T1">Combat</text:span></text:p>
      <text:p text:style-name="P9">If single player is all about breeding and resource gathering, Multiplayer is about spending resources and seeing the results of your breeding in action. There are two parts to the multiplayer sequence. </text:p>
      <text:list text:style-name="L1">
        <text:list-item>
          <text:p text:style-name="P10">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0">Second is the battle, battles are always against a boss monster</text:p>
        </text:list-item>
      </text:list>
      <text:p text:style-name="P9">Winning Battles earns point towards battle prestige. A stat used to keep track of player's placement among all players.</text:p>
      <text:p text:style-name="P9"><text:span text:style-name="T1"/></text:p>
      <text:p text:style-name="P9"><text:span text:style-name="T1">Breeding Programs</text:span></text:p>
      <text:p text:style-name="P9">Players can enter a breeding program with other players by placing their blobs in a common breeding room. The purpose of the breeding room is:</text:p>
      <text:list text:style-name="L2">
        <text:list-item>
          <text:p text:style-name="P10">to get more color variants off already owned species</text:p>
        </text:list-item>
        <text:list-item>
          <text:p text:style-name="P10">to be able to get your own breeding pair, if you only have a single male or female of a given species.</text:p>
        </text:list-item>
      </text:list>
      <text:p text:style-name="P9">In the breeding room there are specific rules:</text:p>
      <text:list text:style-name="L1">
        <text:list-item>
          <text:p text:style-name="P10">no mutations can occur in the breeding room</text:p>
        </text:list-item>
        <text:list-item>
          <text:p text:style-name="P10">species can only ever breed with the same species</text:p>
        </text:list-item>
        <text:list-item>
          <text:p text:style-name="P10">offspring gender alternates between male and female (never 2 consecutive males or 2 consecutive females)</text:p>
        </text:list-item>
        <text:list-item>
          <text:p text:style-name="P10">if the player provided a female blob, and the offspring is male, the player will be able to collect it. Otherwise it goes to the player that provided the male blob.</text:p>
        </text:list-item>
      </text:list>
      <text:p text:style-name="P9">Be careful though, the common room has lots of germs and blobs may contract sickness from it once in a while.</text:p>
      <text:p text:style-name="P9">You can only breed with members of your friends list, and only with 1 friend at a time. </text:p>
      <text:p text:style-name="P9"><text:span text:style-name="T1"/></text:p>
      <text:p text:style-name="P9"><text:span text:style-name="T1">The Friend Zone</text:span></text:p>
      <text:p text:style-name="P9">Members of your friend list can assist you in:</text:p>
      <text:list text:style-name="L1">
        <text:list-item>
          <text:p text:style-name="P10">breeding programs</text:p>
        </text:list-item>
        <text:list-item>
          <text:p text:style-name="P10">adding members to your combat party for multiplayer battle (you cannot use the same friend twice in a day)</text:p>
        </text:list-item>
        <text:list-item>
          <text:p text:style-name="P10"/>
        </text:list-item>
      </text:list>
      <text:p text:style-name="P9">To promote friend loyalty, you can level up your relationship with a friend to max level. Leveled relationships provide bonuses such as:</text:p>
      <text:list text:style-name="L1">
        <text:list-item>
          <text:p text:style-name="P10">breeding time is decreased the more you breed with the same player. (ie. Breeding time can decrease in a logarithmic fashion from, 99% - 50%)</text:p>
        </text:list-item>
        <text:list-item>
          <text:p text:style-name="P10">you can use the same player for battle 5 times a day at max level</text:p>
        </text:list-item>
        <text:list-item>
          <text:p text:style-name="P10"/>
        </text:list-item>
      </text:list>
      <text:p text:style-name="P9">Rules:</text:p>
      <text:list text:style-name="L1">
        <text:list-item>
          <text:p text:style-name="P10">The player can only gain up to10 friends.</text:p>
        </text:list-item>
        <text:list-item>
          <text:p text:style-name="P10">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text:style-name="L1">
        <text:list-item>
          <text:p text:style-name="P8"><text:span text:style-name="T1"/></text:p>
        </text:list-item>
        <text:list-item>
          <text:p text:style-name="P5"><text:span text:style-name="T1">Player Goals</text:span></text:p>
        </text:list-item>
      </text:list>
      <text:list text:style-name="L3">
        <text:list-item>
          <text:p text:style-name="P11"><text:span text:style-name="T1">Long term Goal</text:span></text:p>
          <text:list>
            <text:list-item>
              <text:p text:style-name="P12">Achieve the status of diamond league through the multiplayer system and be one of the top players in the world</text:p>
            </text:list-item>
          </text:list>
        </text:list-item>
        <text:list-item>
          <text:p text:style-name="P11"><text:span text:style-name="T1">Mid term Goal</text:span></text:p>
          <text:list>
            <text:list-item>
              <text:p text:style-name="P12">Unlock more species </text:p>
            </text:list-item>
            <text:list-item>
              <text:p text:style-name="P12">Upgrade facilities</text:p>
            </text:list-item>
            <text:list-item>
              <text:p text:style-name="P12">Accomplish milestone quest chains</text:p>
            </text:list-item>
          </text:list>
        </text:list-item>
        <text:list-item>
          <text:p text:style-name="P11"><text:span text:style-name="T1">Short term limited activity</text:span></text:p>
          <text:list>
            <text:list-item>
              <text:p text:style-name="P12">Culling inferior blobs</text:p>
            </text:list-item>
            <text:list-item>
              <text:p text:style-name="P12">Collecting mission results</text:p>
            </text:list-item>
            <text:list-item>
              <text:p text:style-name="P12">Multiplayer battles</text:p>
            </text:list-item>
            <text:list-item>
              <text:p text:style-name="P12">Organizing and sorting blobs </text:p>
            </text:list-item>
          </text:list>
        </text:list-item>
        <text:list-item>
          <text:p text:style-name="P11"><text:span text:style-name="T1">Micro term unlimited activity</text:span><text:s/>- This will keep the player in the game doing something which yields trivial benefit (tiny tower elevator, PvZ zen garden)</text:p>
          <text:list>
            <text:list-item>
              <text:p text:style-name="P12">Tapping on blobs to make them smile. Smiling has a chance to yeild a miniscule amount of resources.</text:p>
            </text:list-item>
          </text:list>
        </text:list-item>
      </text:list>
      <text:list text:style-name="L1">
        <text:list-item>
          <text:p text:style-name="P5"><text:span text:style-name="T1">Blob Genetics</text:span></text:p>
        </text:list-item>
      </text:list>
      <text:p text:style-name="P7">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7"><text:span text:style-name="T1">Species Names</text:span><text:s/>- Some examples of new species names:</text:p>
      <text:p text:style-name="P13">Blobs, Clobs, Dlobs, Flobs, Globs … Zlobs, etc.</text:p>
      <text:p text:style-name="P13">Blobbits, Clobbits, Flobbits etc.</text:p>
      <text:p text:style-name="P13">Blobites, Clobites Flobites etc.</text:p>
      <text:p text:style-name="P13">Bloobs, Cloobs, Floobs, etc.</text:p>
      <text:p text:style-name="P7"><text:span text:style-name="T1">Appearance</text:span><text:s/>- Species are generally visualized by physical markings such as spots, patches, stripes, etc. See images of poison arrow frogs for reference. Color on the other hand is not unique to a species, multiple members of the same species may have varying colors.</text:p>
      <text:p text:style-name="P7"/>
      <text:list text:style-name="L1">
        <text:list-item>
          <text:p text:style-name="P5"><text:span text:style-name="T1">Blob Sickness</text:span></text:p>
        </text:list-item>
      </text:list>
      <text:p text:style-name="P7">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7">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7"/>
      <text:list text:style-name="L1">
        <text:list-item>
          <text:p text:style-name="P5"><text:span text:style-name="T1">The Village and Blob Occupations</text:span></text:p>
        </text:list-item>
      </text:list>
      <text:p text:style-name="P7">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7">Only blobs assigned to the village can fulfill their designated occupations.</text:p>
      <text:p text:style-name="P7"><text:span text:style-name="T1">Farmers</text:span><text:s/>– produce materials and rations</text:p>
      <text:p text:style-name="P7"><text:span text:style-name="T1">Merchants</text:span><text:s/>– produce gold</text:p>
      <text:p text:style-name="P7"><text:span text:style-name="T1">Builder</text:span><text:s/>– certain number of builders are required to build and <text:span text:style-name="T2">keep</text:span><text:s/>each building. Also influences the time to complete a building. An overage will yield material resources</text:p>
      <text:p text:style-name="P7"><text:span text:style-name="T1">Fighter</text:span><text:s text:c="2"/>- grants immunity to negative events such as monster raids, or blob riots. Must be a certain percentage of the population. An overage will yield bonus to missions.</text:p>
      <text:p text:style-name="P7">Farmers and merchants will be the first villagers to have. Then as new buildings are needed Builder blobs will be introduced. Finally after a pre scripted village raid event by monsters, fighter jobs will be unlocked.</text:p>
      <text:list text:style-name="L1">
        <text:list-item>
          <text:p text:style-name="P5"><text:span text:style-name="T1">Gameplay Resources</text:span></text:p>
        </text:list-item>
      </text:list>
      <text:p text:style-name="P7"><text:span text:style-name="T1">Gold</text:span><text:s/>- <text:s/>to buy stuff like plans for a building, or land titles to expand, gained from blobs with <text:s/>jobs</text:p>
      <text:p text:style-name="P7"><text:span text:style-name="T1">Materials</text:span><text:s/>- <text:s/>used for building rooms and infrastructure, gained from foraging missions</text:p>
      <text:p text:style-name="P7"><text:span text:style-name="T1">Rations –</text:span><text:s/>used to start quests and grow infant blobs to adulthood </text:p>
      <text:list text:style-name="L1">
        <text:list-item>
          <text:p text:style-name="P8"><text:span text:style-name="T1">Questing</text:span></text:p>
        </text:list-item>
      </text:list>
      <text:p text:style-name="P9"/>
      <text:p text:style-name="P9">To embark on quests the quest requirements must be met, these consist of:</text:p>
      <text:list text:style-name="L1">
        <text:list-item>
          <text:p text:style-name="P10">a ration cost</text:p>
        </text:list-item>
        <text:list-item>
          <text:p text:style-name="P10">a blob count</text:p>
        </text:list-item>
        <text:list-item>
          <text:p text:style-name="P10">specific traits blobs must have that influence the success rate of the quest</text:p>
        </text:list-item>
      </text:list>
      <text:p text:style-name="P9">There are 2 types of missions or quests:</text:p>
      <text:list text:style-name="L1">
        <text:list-item>
          <text:p text:style-name="P10"><text:span text:style-name="T1">Foraging</text:span></text:p>
        </text:list-item>
        <text:list-item>
          <text:p text:style-name="P10">Foraging is the best way to get building resources. Foraging quests are very straightforward, if they are successful, they yield the promised resource.</text:p>
        </text:list-item>
        <text:list-item>
          <text:p text:style-name="P10"><text:span text:style-name="T1">Adventure</text:span></text:p>
        </text:list-item>
      </text:list>
      <text:p text:style-name="P9"><text:span text:style-name="T1"><text:tab/></text:span>Adventure quests usually have an unknown reward such as a treasure chest that can contain resources, new game components that introduce functionality, or even end in a battle.</text:p>
      <text:p text:style-name="P9"/>
      <text:p text:style-name="P7"><text:span text:style-name="T1">Battles</text:span></text:p>
      <text:p text:style-name="P9">Blobs are grouped into battle cells, 10 blobs to a cell. Ideally all members of a cell complement each other.</text:p>
      <text:p text:style-name="P9">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text:style-name="L1">
        <text:list-item>
          <text:p text:style-name="P8"><text:span text:style-name="T1">Buildings</text:span></text:p>
        </text:list-item>
      </text:list>
      <text:p text:style-name="P9"><text:span text:style-name="T1">castle</text:span></text:p>
      <text:p text:style-name="P9">Blob Rooms</text:p>
      <text:p text:style-name="P9">Breeding room</text:p>
      <text:p text:style-name="P9"/>
      <text:p text:style-name="P9"><text:span text:style-name="T1">The Village</text:span></text:p>
      <text:p text:style-name="P9">Builder's hall</text:p>
      <text:p text:style-name="P9">Advenurer's hall – unlocks the adventurer missions</text:p>
      <text:p text:style-name="P9">Can only choose 1 of the following</text:p>
      <text:list text:style-name="L1">
        <text:list-item>
          <text:p text:style-name="P10">Fighter's Guild</text:p>
        </text:list-item>
        <text:list-item>
          <text:p text:style-name="P10">Mage's Guild</text:p>
        </text:list-item>
        <text:list-item>
          <text:p text:style-name="P10">Priest's Guild<text:line-break/></text:p>
        </text:list-item>
      </text:list>
      <text:p text:style-name="P9"/>
      <text:p text:style-name="P9"/>
      <text:list text:style-name="L1">
        <text:list-item>
          <text:p text:style-name="P5"><text:span text:style-name="T1">Sources of Inspiration</text:span></text:p>
        </text:list-item>
      </text:list>
      <text:list text:style-name="L1">
        <text:list-item>
          <text:p text:style-name="P11">World of Warcraft <text:s/>Garrison (Follower/Mission mechanics)</text:p>
        </text:list-item>
        <text:list-item>
          <text:p text:style-name="P11">Ornamental shrimp breeding (not a game, breeding challenges and fun)</text:p>
        </text:list-item>
        <text:list-item>
          <text:p text:style-name="P11">DnD monster's manual. (monster types/names)</text:p>
        </text:list-item>
        <text:list-item>
          <text:p text:style-name="P11">Middle earth card game (epic quest journeys)</text:p>
        </text:list-item>
        <text:list-item>
          <text:p text:style-name="P11">Ni no Kuni (pet system)</text:p>
        </text:list-item>
        <text:list-item>
          <text:p text:style-name="P11">Puzzles and Dragons (friend list)</text:p>
        </text:list-item>
        <text:list-item>
          <text:p text:style-name="P11">Dragon Force (auto battle AI, issuing battle commands)</text:p>
        </text:list-item>
        <text:list-item>
          <text:p text:style-name="P11">Plants vs Zombies (tutorial, art)</text:p>
        </text:list-item>
        <text:list-item>
          <text:p text:style-name="P11">Super Mario (art, colors)</text:p>
        </text:list-item>
      </text:list>
      <text:list text:style-name="L1">
        <text:list-item>
          <text:p text:style-name="P8"><text:span text:style-name="T1">Questions to Ponder</text:span></text:p>
        </text:list-item>
      </text:list>
      <text:list text:style-name="L1">
        <text:list-item>
          <text:p text:style-name="P10">What can the player do to enhance the mission set they are given? What can they grind on to improve missions?</text:p>
        </text:list-item>
        <text:list-item>
          <text:p text:style-name="P10">Culling is an essential element in selective breeding, how can it be incorporated?</text:p>
        </text:list-item>
      </text:list>
      <text:list text:style-name="L1">
        <text:list-item>
          <text:p text:style-name="P5"><text:span text:style-name="T1">V2 Notes</text:span></text:p>
        </text:list-item>
      </text:list>
      <text:list text:style-name="L3">
        <text:list-item>
          <text:p text:style-name="P11"><text:s/>Purebreds (or “Species Genes”)</text:p>
          <text:list>
            <text:list-item>
              <text:p text:style-name="P12">purebred blobs are almost like a separate species. They have unique abilities or enhanced stats that normal blobs don't have. </text:p>
            </text:list-item>
            <text:list-item>
              <text:p text:style-name="P12">Active Purebred blob genes come with predetermined enhancer stats to make the blob desirable. Plus, it's appearance will also be unique.</text:p>
            </text:list-item>
            <text:list-item>
              <text:p text:style-name="P12">Purebred genes are always guaranteed to be passed on</text:p>
            </text:list-item>
            <text:list-item>
              <text:p text:style-name="P12">You cannot have 2 purebred genes on 1 <text:s/>blob.</text:p>
            </text:list-item>
            <text:list-item>
              <text:p text:style-name="P12"/>
            </text:list-item>
          </text:list>
        </text:list-item>
        <text:list-item>
          <text:p text:style-name="P11">Breeding purebreds</text:p>
          <text:list>
            <text:list-item>
              <text:p text:style-name="P12">To obtain a purebred you must first find a blob that has an inactive species gene or add the gene onto the blob from gene storage if you have it.</text:p>
            </text:list-item>
            <text:list-item>
              <text:p text:style-name="P12">Purebred + purebred = purebred ; purebred + blob = <text:s/>blob (with inactive PB gene)</text:p>
            </text:list-item>
            <text:list-item>
              <text:p text:style-name="P12">The purebred gene starts off inactive and has activation requirements like STR &gt; 10</text:p>
            </text:list-item>
            <text:list-item>
              <text:p text:style-name="P12">To activate, you must selectively breed blobs using your stat modifying genes. Once active the purebred gene bestows a stat bonus akin to its requirement, in this case +10 to STR</text:p>
            </text:list-item>
          </text:list>
        </text:list-item>
      </text:list>
      <text:p text:style-name="P7"/>
      <text:list text:style-name="L3">
        <text:list-item>
          <text:p text:style-name="P11">Gene Removal and Adding</text:p>
          <text:list>
            <text:list-item>
              <text:p text:style-name="P12">Allow for manual Gene removal to remove undesired Species genes (thence PB genes get passed on 100%)</text:p>
            </text:list-item>
            <text:list-item>
              <text:p text:style-name="P12">Removed genes are lost forever</text:p>
            </text:list-item>
            <text:list-item>
              <text:p text:style-name="P12">Create a gene storage where the player can grab genes and add them onto blobs for a cost. </text:p>
            </text:list-item>
            <text:list-item>
              <text:p text:style-name="P12"/>
            </text:list-item>
          </text:list>
        </text:list-item>
        <text:list-item>
          <text:p text:style-name="P11">Getting genes into storage (Gene Pool)</text:p>
          <text:list>
            <text:list-item>
              <text:p text:style-name="P12">player may buy “Standard” Genes from the store which give basic stats and inactive purebred genes.</text:p>
            </text:list-item>
            <text:list-item>
              <text:p text:style-name="P12">player may buy a “gene pack” with a mix of common and random genes.</text:p>
            </text:list-item>
          </text:list>
        </text:list-item>
      </text:list>
      <text:p text:style-name="P7"/>
      <text:p text:style-name="P7">Random thoughts:</text:p>
      <text:list text:style-name="L4">
        <text:list-item>
          <text:p text:style-name="P11">Pairing</text:p>
          <text:list>
            <text:list-item>
              <text:p text:style-name="P12">Remove the color change when pairing</text:p>
            </text:list-item>
            <text:list-item>
              <text:p text:style-name="P12">Remove pairing</text:p>
            </text:list-item>
          </text:list>
        </text:list-item>
        <text:list-item>
          <text:p text:style-name="P11">Color change</text:p>
          <text:list>
            <text:list-item>
              <text:p text:style-name="P12">change color depending on the blob's highest attribute</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dc:title>Eat Eat Hooray GDD</dc:title>
    <meta:initial-creator>Christopher Koeppel</meta:initial-creator>
  </office:meta>
</office:document-meta>
</file>